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1])" office:value-type="float" office:value="218">
            <text:p>218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64]" office:value-type="float" office:value="218">
            <text:p>218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69">
            <text:p>3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8:0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4-04T18:08:41</dc:date>
    <meta:editing-duration>PT1H1M38S</meta:editing-duration>
    <meta:editing-cycles>77</meta:editing-cycles>
    <meta:generator>LibreOffice/3.4$Unix LibreOffice_project/340m1$Build-302</meta:generator>
    <meta:document-statistic meta:table-count="5" meta:cell-count="220" meta:object-count="0"/>
  </office:meta>
</office:document-meta>
</file>